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row table:style-name="ro1">
          <table:table-cell office:value-type="float" office:value="10000">
            <text:p>10000</text:p>
          </table:table-cell>
          <table:table-cell office:value-type="float" office:value="4">
            <text:p>4</text:p>
          </table:table-cell>
          <table:table-cell table:formula="of:=[.A1]*[.B1]" office:value-type="float" office:value="40000">
            <text:p>40000</text:p>
          </table:table-cell>
          <table:table-cell table:formula="of:=[.A1]/[.C$11]" office:value-type="percentage" office:value="0.17514668534898">
            <text:p>17.51%</text:p>
          </table:table-cell>
          <table:table-cell table:formula="of:=[.D1]*[.B1]" office:value-type="percentage" office:value="0.700586741395919">
            <text:p>70.06%</text:p>
          </table:table-cell>
          <table:table-cell table:formula="of:=1000*[.E1]" office:value-type="float" office:value="700.586741395919">
            <text:p>701</text:p>
          </table:table-cell>
          <table:table-cell table:formula="of:=1000*[.D1]" office:value-type="float" office:value="175.14668534898">
            <text:p>175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6">
            <text:p>6</text:p>
          </table:table-cell>
          <table:table-cell table:formula="of:=[.A2]*[.B2]" office:value-type="float" office:value="15000">
            <text:p>15000</text:p>
          </table:table-cell>
          <table:table-cell table:formula="of:=[.A2]/[.C$11]" office:value-type="percentage" office:value="0.0437866713372449">
            <text:p>4.38%</text:p>
          </table:table-cell>
          <table:table-cell table:formula="of:=[.D2]*[.B2]" office:value-type="percentage" office:value="0.26272002802347">
            <text:p>26.27%</text:p>
          </table:table-cell>
          <table:table-cell table:formula="of:=1000*[.E2]" office:value-type="float" office:value="262.72002802347">
            <text:p>263</text:p>
          </table:table-cell>
          <table:table-cell table:formula="of:=1000*[.D2]" office:value-type="float" office:value="43.7866713372449">
            <text:p>44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1">
            <text:p>1</text:p>
          </table:table-cell>
          <table:table-cell table:formula="of:=[.A3]*[.B3]" office:value-type="float" office:value="622">
            <text:p>622</text:p>
          </table:table-cell>
          <table:table-cell table:formula="of:=[.A3]/[.C$11]" office:value-type="percentage" office:value="0.0108941238287065">
            <text:p>1.09%</text:p>
          </table:table-cell>
          <table:table-cell table:formula="of:=[.D3]*[.B3]" office:value-type="percentage" office:value="0.0108941238287065">
            <text:p>1.09%</text:p>
          </table:table-cell>
          <table:table-cell table:formula="of:=1000*[.E3]" office:value-type="float" office:value="10.8941238287065">
            <text:p>11</text:p>
          </table:table-cell>
          <table:table-cell table:formula="of:=1000*[.D3]" office:value-type="float" office:value="10.8941238287065">
            <text:p>11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5">
            <text:p>5</text:p>
          </table:table-cell>
          <table:table-cell table:formula="of:=[.A4]*[.B4]" office:value-type="float" office:value="775">
            <text:p>775</text:p>
          </table:table-cell>
          <table:table-cell table:formula="of:=[.A4]/[.C$11]" office:value-type="percentage" office:value="0.00271477362290919">
            <text:p>0.27%</text:p>
          </table:table-cell>
          <table:table-cell table:formula="of:=[.D4]*[.B4]" office:value-type="percentage" office:value="0.0135738681145459">
            <text:p>1.36%</text:p>
          </table:table-cell>
          <table:table-cell table:formula="of:=1000*[.E4]" office:value-type="float" office:value="13.5738681145459">
            <text:p>14</text:p>
          </table:table-cell>
          <table:table-cell table:formula="of:=1000*[.D4]" office:value-type="float" office:value="2.71477362290919">
            <text:p>3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">
            <text:p>2</text:p>
          </table:table-cell>
          <table:table-cell table:formula="of:=[.A5]*[.B5]" office:value-type="float" office:value="514">
            <text:p>514</text:p>
          </table:table-cell>
          <table:table-cell table:formula="of:=[.A5]/[.C$11]" office:value-type="percentage" office:value="0.00450126981346878">
            <text:p>0.45%</text:p>
          </table:table-cell>
          <table:table-cell table:formula="of:=[.D5]*[.B5]" office:value-type="percentage" office:value="0.00900253962693756">
            <text:p>0.90%</text:p>
          </table:table-cell>
          <table:table-cell table:formula="of:=1000*[.E5]" office:value-type="float" office:value="9.00253962693756">
            <text:p>9</text:p>
          </table:table-cell>
          <table:table-cell table:formula="of:=1000*[.D5]" office:value-type="float" office:value="4.50126981346878">
            <text:p>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A6]*[.B6]" office:value-type="float" office:value="136">
            <text:p>136</text:p>
          </table:table-cell>
          <table:table-cell table:formula="of:=[.A6]/[.C$11]" office:value-type="percentage" office:value="0.000595498730186531">
            <text:p>0.06%</text:p>
          </table:table-cell>
          <table:table-cell table:formula="of:=[.D6]*[.B6]" office:value-type="percentage" office:value="0.00238199492074612">
            <text:p>0.24%</text:p>
          </table:table-cell>
          <table:table-cell table:formula="of:=1000*[.E6]" office:value-type="float" office:value="2.38199492074612">
            <text:p>2</text:p>
          </table:table-cell>
          <table:table-cell table:formula="of:=1000*[.D6]" office:value-type="float" office:value="0.59549873018653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7]*[.B7]" office:value-type="float" office:value="20">
            <text:p>20</text:p>
          </table:table-cell>
          <table:table-cell table:formula="of:=[.A7]/[.C$11]" office:value-type="percentage" office:value="0.000350293370697959">
            <text:p>0.04%</text:p>
          </table:table-cell>
          <table:table-cell table:formula="of:=[.D7]*[.B7]" office:value-type="percentage" office:value="0.000350293370697959">
            <text:p>0.04%</text:p>
          </table:table-cell>
          <table:table-cell table:formula="of:=1000*[.E7]" office:value-type="float" office:value="0.350293370697959">
            <text:p>0</text:p>
          </table:table-cell>
          <table:table-cell table:formula="of:=1000*[.D7]" office:value-type="float" office:value="0.350293370697959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8]*[.B8]" office:value-type="float" office:value="10">
            <text:p>10</text:p>
          </table:table-cell>
          <table:table-cell table:formula="of:=[.A8]/[.C$11]" office:value-type="percentage" office:value="0.00017514668534898">
            <text:p>0.02%</text:p>
          </table:table-cell>
          <table:table-cell table:formula="of:=[.D8]*[.B8]" office:value-type="percentage" office:value="0.00017514668534898">
            <text:p>0.02%</text:p>
          </table:table-cell>
          <table:table-cell table:formula="of:=1000*[.E8]" office:value-type="float" office:value="0.17514668534898">
            <text:p>0</text:p>
          </table:table-cell>
          <table:table-cell table:formula="of:=1000*[.D8]" office:value-type="float" office:value="0.17514668534898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A9]*[.B9]" office:value-type="float" office:value="18">
            <text:p>18</text:p>
          </table:table-cell>
          <table:table-cell table:formula="of:=[.A9]/[.C$11]" office:value-type="percentage" office:value="0.000105088011209388">
            <text:p>0.01%</text:p>
          </table:table-cell>
          <table:table-cell table:formula="of:=[.D9]*[.B9]" office:value-type="percentage" office:value="0.000315264033628164">
            <text:p>0.03%</text:p>
          </table:table-cell>
          <table:table-cell table:formula="of:=1000*[.E9]" office:value-type="float" office:value="0.315264033628164">
            <text:p>0</text:p>
          </table:table-cell>
          <table:table-cell table:formula="of:=1000*[.D9]" office:value-type="float" office:value="0.105088011209388">
            <text:p>0</text:p>
          </table:table-cell>
        </table:table-row>
        <table:table-row table:style-name="ro1"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formula="of:=SUM([.B1:.B10])" office:value-type="float" office:value="27">
            <text:p>27</text:p>
          </table:table-cell>
          <table:table-cell table:formula="of:=SUM([.C1:.C9])" office:value-type="float" office:value="57095">
            <text:p>57095</text:p>
          </table:table-cell>
          <table:table-cell table:style-name="Default" table:formula="of:=SUM([.D1:.D9])" office:value-type="percentage" office:value="0.238269550748752">
            <text:p>23.83%</text:p>
          </table:table-cell>
          <table:table-cell table:style-name="Default" table:formula="of:=SUM([.E1:.E9])" office:value-type="percentage" office:value="1">
            <text:p>100.00%</text:p>
          </table:table-cell>
          <table:table-cell table:style-name="Default" table:formula="of:=SUM([.F1:.F9])" office:value-type="float" office:value="1000">
            <text:p>1000</text:p>
          </table:table-cell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7">08/17/2010</text:date>, <text:time>18:4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achaves </meta:initial-creator>
    <meta:creation-date>2010-08-17T17:14:29</meta:creation-date>
    <dc:date>2010-08-17T18:42:06</dc:date>
    <dc:creator>lucachaves </dc:creator>
    <meta:editing-duration>PT00H11M22S</meta:editing-duration>
    <meta:editing-cycles>3</meta:editing-cycles>
    <meta:generator>OpenOffice.org/3.2$Linux OpenOffice.org_project/320m12$Build-9483</meta:generator>
    <meta:document-statistic meta:table-count="3" meta:cell-count="68" meta:object-count="0"/>
  </office:meta>
</office:document-meta>
</file>